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30%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.028in" fo:margin-bottom="0.0972in" loext:contextual-spacing="false" fo:line-height="100%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bfdff" loext:char-shading-value="0" style:font-size-asian="10pt" style:font-size-complex="10pt"/>
    </style:style>
    <style:style style:name="T3" style:family="text">
      <style:text-properties fo:font-size="10pt" fo:background-color="#f8f9fa" loext:char-shading-value="0" style:font-size-asian="10pt" style:font-size-complex="10pt"/>
    </style:style>
    <style:style style:name="T4" style:family="text">
      <style:text-properties fo:font-size="10pt" fo:font-style="italic" fo:background-color="#f8f9fa" loext:char-shading-value="0" style:font-size-asian="10pt" style:font-style-asian="italic" style:font-size-complex="10pt"/>
    </style:style>
    <style:style style:name="T5" style:family="text">
      <style:text-properties fo:font-size="10pt" fo:font-weight="bold" fo:background-color="#f8f9fa" loext:char-shading-value="0" style:font-size-asian="10pt" style:font-weight-asian="bold" style:font-size-complex="10pt"/>
    </style:style>
    <style:style style:name="T6" style:family="text">
      <style:text-properties fo:color="#222222" fo:font-size="10pt" fo:background-color="#fbfdff" loext:char-shading-value="0" style:font-size-asian="10pt" style:font-size-complex="10pt"/>
    </style:style>
    <style:style style:name="T7" style:family="text">
      <style:text-properties fo:color="#222222" fo:font-size="10pt" style:font-size-asian="10pt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Лексемы:</text:span></text:p>
      <text:p text:style-name="P5"><text:span text:style-name="T6">{0-9}+ -- цифры</text:span></text:p>
      <text:p text:style-name="P5"><text:span text:style-name="T2">[A-Za-z][A-Za-z0-9_]* -- имена</text:span></text:p>
      <text:p text:style-name="P5"><text:span text:style-name="T7">, - запятая <text:s/>; - разделитель</text:span></text:p>
      <text:p text:style-name="P5"><text:span text:style-name="T7">{}</text:span></text:p>
      <text:p text:style-name="P5"><text:span text:style-name="T3">num - целое число</text:span></text:p>
      <text:p text:style-name="P5"><text:span text:style-name="T3">arr - массив целых чисел</text:span></text:p>
      <text:p text:style-name="P5"><text:span text:style-name="T3">mtx - матрица целых чисел</text:span></text:p>
      <text:p text:style-name="P5"><text:span text:style-name="T3">+</text:span><text:span text:style-name="T7">, </text:span><text:span text:style-name="T3">-</text:span><text:span text:style-name="T7">, </text:span><text:span text:style-name="T3">*</text:span><text:span text:style-name="T7">, </text:span><text:span text:style-name="T3">/ - арифметика </text:span></text:p>
      <text:p text:style-name="P5"><text:span text:style-name="T3">() - скобки </text:span></text:p>
      <text:p text:style-name="P5"><text:span text:style-name="T1">[] - обращение к элементу массива</text:span></text:p>
      <text:p text:style-name="P1"><text:span text:style-name="T1">&lt;, &gt;, &lt;=, &gt;=, !=, = - операторы сравнения</text:span></text:p>
      <text:p text:style-name="P1"><text:span text:style-name="T1">if, else - операторы ветвления</text:span></text:p>
      <text:p text:style-name="P1"><text:span text:style-name="T1">out - вывод в консоль</text:span></text:p>
      <text:p text:style-name="P1"><text:span text:style-name="T1">in - чтение с клавиатуры</text:span></text:p>
      <text:p text:style-name="P1"><text:span text:style-name="T1">while - цикл</text:span></text:p>
      <text:p text:style-name="P1"><text:span text:style-name="T1">a -- имя переменнойt</text:span></text:p>
      <text:p text:style-name="P1"><text:span text:style-name="T1">k -- числовая константа</text:span></text:p>
      <text:p text:style-name="P1"><text:span text:style-name="T1">mem1, mem2 -- выделение памяти</text:span></text:p>
      <text:p text:style-name="P2"/>
      <text:p text:style-name="P3"><text:span text:style-name="T4">P</text:span><text:span text:style-name="T3"> → </text:span><text:span text:style-name="T5">num</text:span><text:span text:style-name="T3"> </text:span><text:span text:style-name="T4">R P</text:span><text:span text:style-name="T3"> | </text:span><text:span text:style-name="T5">arr</text:span><text:span text:style-name="T3"> </text:span><text:span text:style-name="T4">R P</text:span><text:span text:style-name="T3"> | </text:span><text:span text:style-name="T5">mtx </text:span><text:span text:style-name="T4">R P</text:span><text:span text:style-name="T5"> <text:s/></text:span><text:span text:style-name="T3">| <text:s/></text:span><text:span text:style-name="T5">{ </text:span><text:span text:style-name="T4">A Q </text:span><text:span text:style-name="T5">}</text:span></text:p>
      <text:p text:style-name="P3"><text:span text:style-name="T4">R</text:span><text:span text:style-name="T3"> → </text:span><text:span text:style-name="T4">a</text:span><text:span text:style-name="T3"> </text:span><text:span text:style-name="T4">M</text:span></text:p>
      <text:p text:style-name="P3"><text:span text:style-name="T4">M</text:span><text:span text:style-name="T3"> → , </text:span><text:span text:style-name="T4">a M</text:span><text:span text:style-name="T3"> | ;</text:span></text:p>
      <text:p text:style-name="P3"><text:span text:style-name="T4">A</text:span><text:span text:style-name="T3"> → { </text:span><text:span text:style-name="T4">AQ </text:span><text:span text:style-name="T3">}</text:span><text:span text:style-name="T5"> | if</text:span><text:span text:style-name="T4"> </text:span><text:span text:style-name="T3">(</text:span><text:span text:style-name="T4">C</text:span><text:span text:style-name="T3">)</text:span><text:span text:style-name="T4"> <text:s/>AEZ | </text:span><text:span text:style-name="T5">while</text:span><text:span text:style-name="T4"> </text:span><text:span text:style-name="T3">(</text:span><text:span text:style-name="T4">C</text:span><text:span text:style-name="T3">)</text:span><text:span text:style-name="T4"> <text:s/>AZ | </text:span><text:span text:style-name="T3"><text:s/></text:span><text:span text:style-name="T5">in</text:span><text:span text:style-name="T3"> (</text:span><text:span text:style-name="T4">aH</text:span><text:span text:style-name="T3">) | </text:span><text:span text:style-name="T5">out</text:span><text:span text:style-name="T3">(</text:span><text:span text:style-name="T4">S</text:span><text:span text:style-name="T3">) | <text:s/></text:span><text:span text:style-name="T5">mem1</text:span><text:span text:style-name="T3"> (</text:span><text:span text:style-name="T4">a</text:span><text:span text:style-name="T3">,</text:span><text:span text:style-name="T4"> S</text:span><text:span text:style-name="T3">) </text:span></text:p>
      <text:p text:style-name="P3"><text:span text:style-name="T3">| </text:span><text:span text:style-name="T5">mem2</text:span><text:span text:style-name="T3">(</text:span><text:span text:style-name="T4">a, S, S</text:span><text:span text:style-name="T3">) |</text:span><text:span text:style-name="T4"> aH </text:span><text:span text:style-name="T3">:= </text:span><text:span text:style-name="T4">SZ</text:span></text:p>
      <text:p text:style-name="P3"><text:soft-page-break/><text:span text:style-name="T4">Q</text:span><text:span text:style-name="T3"> → ;</text:span><text:span text:style-name="T4">AQ </text:span><text:span text:style-name="T3">| λ</text:span></text:p>
      <text:p text:style-name="P3"><text:span text:style-name="T4">E → </text:span><text:span text:style-name="T5">else</text:span><text:span text:style-name="T4"> A | </text:span><text:span text:style-name="T3">λ</text:span></text:p>
      <text:p text:style-name="P3"><text:span text:style-name="T4">C </text:span><text:span text:style-name="T3">→</text:span><text:span text:style-name="T4"> </text:span><text:span text:style-name="T3">(</text:span><text:span text:style-name="T4">S</text:span><text:span text:style-name="T3">)</text:span><text:span text:style-name="T4">VUD | aHVUD </text:span><text:span text:style-name="T3">| </text:span><text:span text:style-name="T4">kVUD </text:span><text:span text:style-name="T3">| +</text:span><text:span text:style-name="T4">GVUD </text:span><text:span text:style-name="T3">| –</text:span><text:span text:style-name="T4">GVUD</text:span></text:p>
      <text:p text:style-name="P3"><text:span text:style-name="T4">D </text:span><text:span text:style-name="T3">→</text:span><text:span text:style-name="T4"> &lt;SZ </text:span><text:span text:style-name="T3">| &gt;</text:span><text:span text:style-name="T4">SZ </text:span><text:span text:style-name="T3">| = SZ | != SZ</text:span></text:p>
      <text:p text:style-name="P3"><text:span text:style-name="T4">S → (S)VU | aHVU | kVU | +GVU | –GVU</text:span></text:p>
      <text:p text:style-name="P3"><text:span text:style-name="T4">U → + TU | – TU | <text:s/>λ</text:span></text:p>
      <text:p text:style-name="P3"><text:span text:style-name="T4">T → (S)V | aHV | kV | +GV | –GV</text:span></text:p>
      <text:p text:style-name="P3"><text:span text:style-name="T4">V → * FV | / FV | <text:s/>λ</text:span></text:p>
      <text:p text:style-name="P3"><text:span text:style-name="T4">F → (S) | aH | k | +G | –GZ</text:span></text:p>
      <text:p text:style-name="P3"><text:span text:style-name="T4">G → (S) | aH | k</text:span></text:p>
      <text:p text:style-name="P3"><text:span text:style-name="T4">H → [SK | λ</text:span></text:p>
      <text:p text:style-name="P3"><text:span text:style-name="T4">K → ] | ,S]</text:span></text:p>
      <text:p text:style-name="P3"><text:span text:style-name="T4">Z → 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45" meta:character-count="855" meta:non-whitespace-character-count="634"/>
    <meta:generator>LibreOfficeDev/5.1.0.3$Linux_X86_64 LibreOffice_project/</meta:generator>
  </office:meta>
</office:document-meta>
</file>